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rsid="000710fb" officeooo:paragraph-rsid="000710fb" style:font-weight-asian="normal" style:font-weight-complex="normal"/>
    </style:style>
    <style:style style:name="P3" style:family="paragraph" style:parent-style-name="Standard">
      <style:text-properties fo:font-weight="normal" officeooo:rsid="00087add" officeooo:paragraph-rsid="00087add" style:font-weight-asian="normal" style:font-weight-complex="normal"/>
    </style:style>
    <style:style style:name="P4" style:family="paragraph" style:parent-style-name="Standard">
      <style:paragraph-properties fo:line-height="200%"/>
      <style:text-properties officeooo:rsid="00087d58" officeooo:paragraph-rsid="00087d58"/>
    </style:style>
    <style:style style:name="P5" style:family="paragraph" style:parent-style-name="Standard">
      <style:paragraph-properties fo:line-height="200%" fo:break-before="page"/>
      <style:text-properties officeooo:paragraph-rsid="00087add"/>
    </style:style>
    <style:style style:name="P6" style:family="paragraph" style:parent-style-name="Header">
      <style:text-properties officeooo:rsid="00061f7b" officeooo:paragraph-rsid="00061f7b"/>
    </style:style>
    <style:style style:name="P7" style:family="paragraph" style:parent-style-name="Footnote">
      <style:text-properties officeooo:rsid="00087d58" officeooo:paragraph-rsid="00087d58"/>
    </style:style>
    <style:style style:name="T1" style:family="text">
      <style:text-properties officeooo:rsid="00087d58"/>
    </style:style>
    <style:style style:name="T2" style:family="text">
      <style:text-properties fo:font-style="italic" fo:font-weight="normal" officeooo:rsid="00087d58" style:font-style-asian="italic" style:font-weight-asian="normal" style:font-style-complex="italic" style:font-weight-complex="normal"/>
    </style:style>
    <style:style style:name="T3" style:family="text">
      <style:text-properties fo:font-style="normal" fo:font-weight="normal" officeooo:rsid="00087d58" style:font-style-asian="normal" style:font-weight-asian="normal" style:font-style-complex="normal" style:font-weight-complex="normal"/>
    </style:style>
    <style:style style:name="T4" style:family="text">
      <style:text-properties fo:font-weight="normal" officeooo:rsid="00087add" style:font-weight-asian="normal" style:font-weight-complex="normal"/>
    </style:style>
    <style:style style:name="T5" style:family="text">
      <style:text-properties fo:font-weight="normal" officeooo:rsid="00087d58" style:font-weight-asian="normal" style:font-weight-complex="normal"/>
    </style:style>
    <style:style style:name="T6" style:family="text">
      <style:text-properties officeooo:rsid="000a3072"/>
    </style:style>
    <style:style style:name="T7" style:family="text">
      <style:text-properties officeooo:rsid="000ac7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raham is often called the father of three faiths: Judaism, Christianity, and Islam. What purpose does this characterization serve? Do you think it is an accurate characterization? Defend your answer with reference to the assigned materials for today.</text:p>
      <text:p text:style-name="P1"/>
      <text:p text:style-name="P2">Abraham being called the father of three faiths makes sense to those outside of each religion as each religion does lay claim to him as an important figure, but within each of those religions that makes no sense</text:p>
      <text:p text:style-name="P2"/>
      <text:p text:style-name="P3">The purpose of this characterization is in promoting the “we are all multiple paths to the same god” ideology, see also God = YHWH = Allah</text:p>
      <text:p text:style-name="P3"/>
      <text:p text:style-name="P3">Accurate is an interesting question. <text:s/>Cite long paper about being unsure if the abraham described in each faith is the same abraham</text:p>
      <text:p text:style-name="P3"/>
      <text:p text:style-name="P3"/>
      <text:p text:style-name="P5"><text:span text:style-name="T4">The three major monotheistic religions in the world today, Christianity, Judaism, and Islam, all have their origins in roughly the same geographical region. <text:s/>It is not surprising, then, that there is some amount of overlap in the histories and origins of each of them, as many of the the key figures in the development of each one </text:span><text:span text:style-name="T5">of them are shared. <text:s/>One of the most significant examples is Abraham, a figure that appears in the early history of all three of these monotheistic religions. <text:s/>A group called the </text:span><text:span text:style-name="T2">Abraham Path Initiative</text:span><text:span text:style-name="T3"> states that “</text:span>three and a half billion people—over half the human family—trace their history or faith back to Abraham, considered the father of monotheism.”<text:note text:id="ftn0" text:note-class="footnote"><text:note-citation>1</text:note-citation><text:note-body><text:p text:style-name="P7">Jon D. Levenson – The Idea of Abrahamic Religions: A Qualified Dissent http://jeffkeiser.com/assets/Levenson-The%20Idea%20of%20Abrahamic%20Religions.html</text:p></text:note-body></text:note> <text:span text:style-name="T1">Clearly, then, this character has some significance in the history of the world.</text:span></text:p>
      <text:p text:style-name="P4"><text:tab/><text:span text:style-name="T6">Labeling Abraham as the “father of monotheism” can be seen as an attempt to unify these three major religions under one banner. <text:s/>But why? Religious wars have been at the root of the constant unrest in the Middle East, so it could be seen as a peace-keeping attempt to show these warring groups that they are not as different as they think they might be. <text:s/>We can also see this sort of thing happening with claims that Christians, Jews, and Muslims all worship the same God. <text:s/>This sort of thinking fits especially well with the relativistic world-view that is becoming prominent in the West, where all religions are a different but equally good way to the same end goal. <text:s/>But is labeling Abraham as the universal father of all of these religions accurate?</text:span></text:p>
      <text:p text:style-name="P4"><text:tab/><text:span text:style-name="T7">The Abraham described in the Bible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1f7b" officeooo:paragraph-rsid="00061f7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Nathaniel Faries 260456371<text:tab/><text:tab/>Thinking Piec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1:58:43.441858141</meta:creation-date>
    <dc:date>2016-02-16T15:48:49.684124430</dc:date>
    <meta:editing-duration>PT2M55S</meta:editing-duration>
    <meta:editing-cycles>1</meta:editing-cycles>
    <meta:document-statistic meta:table-count="0" meta:image-count="0" meta:object-count="0" meta:page-count="2" meta:paragraph-count="9" meta:word-count="412" meta:character-count="2493" meta:non-whitespace-character-count="2079"/>
    <meta:generator>LibreOffice/4.2.8.2$Linux_X86_64 LibreOffice_project/420m0$Build-2</meta:generator>
  </office:meta>
</office:document-meta>
</file>